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 style:list-style-name="L1">
      <style:text-properties style:text-underline-style="none"/>
    </style:style>
    <style:style style:name="P5" style:family="paragraph" style:parent-style-name="Standard" style:list-style-name="L2">
      <style:text-properties style:text-underline-style="none"/>
    </style:style>
    <style:style style:name="P6" style:family="paragraph" style:parent-style-name="Standard" style:list-style-name="L3">
      <style:text-properties style:text-underline-style="none"/>
    </style:style>
    <style:style style:name="P7" style:family="paragraph" style:parent-style-name="Standard" style:list-style-name="L4">
      <style:text-properties style:text-underline-style="none"/>
    </style:style>
    <style:style style:name="P8" style:family="paragraph" style:parent-style-name="Standard" style:list-style-name="L5">
      <style:text-properties style:text-underline-style="none"/>
    </style:style>
    <style:style style:name="P9" style:family="paragraph" style:parent-style-name="Standard" style:list-style-name="L6">
      <style:text-properties style:text-underline-style="none"/>
    </style:style>
    <style:style style:name="P10" style:family="paragraph" style:parent-style-name="Standard" style:list-style-name="L7">
      <style:text-properties style:text-underline-style="none"/>
    </style:style>
    <style:style style:name="P11" style:family="paragraph" style:parent-style-name="Standard" style:list-style-name="L8">
      <style:text-properties style:text-underline-style="none"/>
    </style:style>
    <style:style style:name="P12" style:family="paragraph" style:parent-style-name="Standard" style:list-style-name="L9">
      <style:text-properties style:text-underline-style="none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INDER MUSICAL</text:p>
      <text:p text:style-name="Standard">JUAN XXIII</text:p>
      <text:p text:style-name="P1"/>
      <text:p text:style-name="P1">Objetivo General:</text:p>
      <text:list xml:id="list4747723561091435075" text:style-name="L1">
        <text:list-item>
          <text:p text:style-name="P4">Desarrollar habilidades y expresiones musicales en niños de 4 a 6 años aprox.</text:p>
        </text:list-item>
      </text:list>
      <text:p text:style-name="P2"/>
      <text:p text:style-name="P2"/>
      <text:p text:style-name="P1">Objetivos Especificos:</text:p>
      <text:p text:style-name="P1"/>
      <text:list xml:id="list8985018143852573287" text:style-name="L2">
        <text:list-item>
          <text:p text:style-name="P5">Los alumnos deben reproducir una escala y su arpeggio mayor <text:s/>(y menor opcional) a partir de una nota dada.</text:p>
        </text:list-item>
        <text:list-item>
          <text:p text:style-name="P5">Reconcoer notas escritas y tocadas en un piano/teclado.</text:p>
        </text:list-item>
        <text:list-item>
          <text:p text:style-name="P5">Reproducir un ritmo escrito de 2 compases (sub-division maxima hasta tresillo, sincopa de tiempo a tiempo, contra-tiempo).</text:p>
        </text:list-item>
        <text:list-item>
          <text:p text:style-name="P5">Seguir el pulso de distintas piezas musicales mediantes baile, palmadas, tocar un instrumento de percusión y similares.</text:p>
        </text:list-item>
        <text:list-item>
          <text:p text:style-name="P5">Reconocer generos musicales, autores y piezas (apreciación musical).</text:p>
        </text:list-item>
        <text:list-item>
          <text:p text:style-name="P5">Expresar ideas sobre la musica de manera oral, cantada, por medio de dibujos y danza.</text:p>
        </text:list-item>
        <text:list-item>
          <text:p text:style-name="P5">Cantar en grupo de manera coordinada y afinada.</text:p>
        </text:list-item>
      </text:list>
      <text:p text:style-name="P3"/>
      <text:p text:style-name="P3">Nota: <text:span text:style-name="T2">No hay contenido teorico para los niños, solo se espera que desarrollen habilidades de lecto escritura sin que necesariamente se logre un dominio en todas ella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emana 1: <text:s/>Contenido.</text:p>
      <text:list xml:id="list4707801038191354560" text:style-name="L3">
        <text:list-item>
          <text:p text:style-name="P6">Figuras musicales: Blanca y Negra</text:p>
        </text:list-item>
        <text:list-item>
          <text:p text:style-name="P6">Notas Musicales</text:p>
        </text:list-item>
        <text:list-item>
          <text:p text:style-name="P6">Piano de colores</text:p>
        </text:list-item>
        <text:list-item>
          <text:p text:style-name="P6">Autor: Mozart – Pieza: Sonata Facile <text:s/>//Tareas: Buscar una pieza del autor</text:p>
        </text:list-item>
        <text:list-item>
          <text:p text:style-name="P6">Instrumento: Piano</text:p>
        </text:list-item>
      </text:list>
      <text:p text:style-name="P2"/>
      <text:p text:style-name="P1"/>
      <text:p text:style-name="P2">Semana 2: Contenido</text:p>
      <text:list xml:id="list5258801679410379505" text:style-name="L4">
        <text:list-item>
          <text:p text:style-name="P7">Escala Musical por medio de figuras de blanca y negra</text:p>
        </text:list-item>
        <text:list-item>
          <text:p text:style-name="P7">El pentagrama y la clave de Sol</text:p>
        </text:list-item>
        <text:list-item>
          <text:p text:style-name="P7">Notas en el pentagrama</text:p>
        </text:list-item>
        <text:list-item>
          <text:p text:style-name="P7">Autor: Bach – Pieza: Fuga y Gm //</text:p>
        </text:list-item>
        <text:list-item>
          <text:p text:style-name="P7">Instrumento: Guitarra</text:p>
        </text:list-item>
      </text:list>
      <text:p text:style-name="P2"/>
      <text:p text:style-name="P2">Semana3: Contenido</text:p>
      <text:list xml:id="list1479252563112322880" text:style-name="L5">
        <text:list-item>
          <text:p text:style-name="P8">Escala Musical por terceras //Los niños tocan el piano?</text:p>
        </text:list-item>
        <text:list-item>
          <text:p text:style-name="P8">Arpeggio de C – F – G </text:p>
        </text:list-item>
        <text:list-item>
          <text:p text:style-name="P8">Autor: Beethoven – Pieza: 5ta Sinfonía mov 1</text:p>
        </text:list-item>
        <text:list-item>
          <text:p text:style-name="P8">Intrumento: La orquesta</text:p>
        </text:list-item>
      </text:list>
      <text:p text:style-name="P2"><text:soft-page-break/>Semana 4: Contenido // <text:span text:style-name="T1">SEMANA DE CARNAVAL</text:span>, solo hay un día de clase.</text:p>
      <text:list xml:id="list4044440492289500652" text:style-name="L6">
        <text:list-item>
          <text:p text:style-name="P9"><text:span text:style-name="T1">Repaso de todos los contenido</text:span>s</text:p>
        </text:list-item>
        <text:list-item>
          <text:p text:style-name="P9">El profesor evalua el aprendizaje.</text:p>
          <text:list>
            <text:list-item>
              <text:p text:style-name="P9">Escalas</text:p>
            </text:list-item>
            <text:list-item>
              <text:p text:style-name="P9">Autores</text:p>
            </text:list-item>
            <text:list-item>
              <text:p text:style-name="P9">Piezas</text:p>
            </text:list-item>
            <text:list-item>
              <text:p text:style-name="P9">Figura</text:p>
            </text:list-item>
          </text:list>
        </text:list-item>
      </text:list>
      <text:p text:style-name="P1"/>
      <text:p text:style-name="P2">Semana 5: Contenido</text:p>
      <text:list xml:id="list6658079636981626106" text:style-name="L7">
        <text:list-item>
          <text:p text:style-name="P10">Figura Musicales: Los silencios</text:p>
        </text:list-item>
        <text:list-item>
          <text:p text:style-name="P10">Escalas Descendentes por grado conjunto</text:p>
        </text:list-item>
        <text:list-item>
          <text:p text:style-name="P10">Dictados de Figuras y Notas</text:p>
        </text:list-item>
        <text:list-item>
          <text:p text:style-name="P10">Autor: Tchaikovsky – Pieza: El Casca Nueces</text:p>
        </text:list-item>
        <text:list-item>
          <text:p text:style-name="P10">Instrumento: Sección de Cuerda</text:p>
        </text:list-item>
      </text:list>
      <text:p text:style-name="P2"/>
      <text:p text:style-name="P2">Semana 6: Contenido</text:p>
      <text:list xml:id="list7105498720258692160" text:style-name="L8">
        <text:list-item>
          <text:p text:style-name="P11">Arbol de figuras musicales</text:p>
        </text:list-item>
        <text:list-item>
          <text:p text:style-name="P11">El compas</text:p>
        </text:list-item>
        <text:list-item>
          <text:p text:style-name="P11">Escalas y arpeggios Descendentes por terceras</text:p>
        </text:list-item>
        <text:list-item>
          <text:p text:style-name="P11">Dictados de Figuras y Notas</text:p>
        </text:list-item>
        <text:list-item>
          <text:p text:style-name="P11">Autor: Bizet – Pieza: Habanera</text:p>
        </text:list-item>
        <text:list-item>
          <text:p text:style-name="P11">Instrumento: Sección de Vientos</text:p>
        </text:list-item>
      </text:list>
      <text:p text:style-name="P2"/>
      <text:p text:style-name="P2">Semana 7: Contenido</text:p>
      <text:list xml:id="list436193321" text:continue-numbering="true" text:style-name="L8">
        <text:list-item>
          <text:p text:style-name="P11"/>
        </text:list-item>
        <text:list-item>
          <text:p text:style-name="P11">Autor: Shostakovich – Pieza: Vals N°5</text:p>
        </text:list-item>
        <text:list-item>
          <text:p text:style-name="P11">Instrumento: Sección de Metales</text:p>
        </text:list-item>
      </text:list>
      <text:p text:style-name="P2"/>
      <text:p text:style-name="P2"/>
      <text:p text:style-name="P2">Semana 8: Contenido</text:p>
      <text:list xml:id="list2717358421825051274" text:style-name="L9">
        <text:list-item>
          <text:p text:style-name="P12">Repaso de contenidos de la semana 4 a 7</text:p>
        </text:list-item>
        <text:list-item>
          <text:p text:style-name="P12">Evaluación del apredizaje</text:p>
        </text:list-item>
      </text:list>
      <text:p text:style-name="P2"/>
      <text:p text:style-name="P2">Semana 9: Contenido</text:p>
      <text:p text:style-name="P2"/>
      <text:p text:style-name="P2">Semana 10: Contenido</text:p>
      <text:p text:style-name="P2"/>
      <text:p text:style-name="P2">Semana 11: Contenido</text:p>
      <text:list xml:id="list892041326" text:continue-list="list6658079636981626106" text:style-name="L7">
        <text:list-item>
          <text:p text:style-name="P10">Evaluacion de contenid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Antonio Hernandez Sabatino</meta:initial-creator>
    <meta:creation-date>2022-01-30T16:05:22</meta:creation-date>
    <dc:date>2022-02-01T15:01:14</dc:date>
    <dc:creator>Francisco Hernandez</dc:creator>
    <meta:editing-duration>PT1H13M13S</meta:editing-duration>
    <meta:editing-cycles>12</meta:editing-cycles>
    <meta:generator>OpenOffice/4.1.11$Unix OpenOffice.org_project/4111m1$Build-9808</meta:generator>
    <meta:document-statistic meta:table-count="0" meta:image-count="0" meta:object-count="0" meta:page-count="2" meta:paragraph-count="60" meta:word-count="398" meta:character-count="2265"/>
  </office:meta>
</office:document-meta>
</file>